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016" officeooo:paragraph-rsid="00079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13:21.618997604</meta:creation-date>
    <dc:date>2022-12-18T12:13:42.204895774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